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7da" officeooo:paragraph-rsid="0011b7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</text:p>
      <text:p text:style-name="P1">Vous avez bien un dépôt Git à la racine de votre dossier `Documents`. C'est le problème ! Supprimons-le et faisons un rappel sur Git.<text:line-break/><text:line-break/>## **1. Supprimez ce dépôt Git accidentel :**<text:line-break/><text:line-break/>```bash<text:line-break/># Ouvrez PowerShell ou CMD en administrateur<text:line-break/>cd C:\Users\Vincent.VINCENTPHACER\Documents<text:line-break/><text:line-break/># Supprimez le dossier .git (caché)<text:line-break/>rmdir /s .git<text:line-break/><text:line-break/># OU via l'Explorateur Windows :<text:line-break/># - Affichez les fichiers cachés (Options d'affichage)<text:line-break/># - Supprimez le dossier ".git"<text:line-break/>```<text:line-break/><text:line-break/>## **2. Rappel complet sur Git :**<text:line-break/><text:line-break/>### **Qu'est-ce que Git ?**<text:line-break/>Un système de contrôle de version qui suit les modifications de fichiers dans le temps.<text:line-break/><text:line-break/>### **Structure de base :**<text:line-break/>```<text:line-break/>MonProjet/ <text:s text:c="9"/># ← Dossier de votre projet<text:line-break/>├── .git/ <text:s text:c="10"/># ← Dépôt Git (base de données)<text:line-break/>├── fichier1.py <text:s text:c="4"/># ← Fichiers suivis<text:line-break/>└── fichier2.txt <text:s text:c="3"/># ← Fichiers suivis<text:line-break/>```<text:line-break/><text:line-break/>### **Cycle de travail Git :**<text:line-break/><text:line-break/>**A. Initialisation :**<text:line-break/>```bash<text:line-break/># TOUJOURS dans le dossier de votre projet, PAS dans Documents/<text:line-break/>cd C:\chemin\vers\MonProjet<text:line-break/>git init <text:s text:c="21"/># Initialise un dépôt<text:line-break/>```<text:line-break/><text:line-break/>**B. Configuration (une seule fois) :**<text:line-break/>```bash<text:line-break/>git config --global user.name "Votre Nom"<text:line-break/>git config --global user.email "votre@email.com"<text:line-break/>```<text:line-break/><text:line-break/>**C. Flux de travail quotidien :**<text:line-break/><text:line-break/>```bash<text:line-break/># 1. Vérifier l'état<text:line-break/><text:soft-page-break/>git status<text:line-break/><text:line-break/># 2. Ajouter des fichiers à l'index<text:line-break/>git add fichier.py <text:s text:c="10"/># Un fichier spécifique<text:line-break/>git add . <text:s text:c="19"/># Tous les fichiers modifiés<text:line-break/>git add *.py <text:s text:c="16"/># Tous les fichiers .py<text:line-break/><text:line-break/># 3. Vérifier ce qui est ajouté<text:line-break/>git diff --staged<text:line-break/><text:line-break/># 4. Créer un commit (sauvegarde)<text:line-break/>git commit -m "Description des modifications"<text:line-break/><text:line-break/># 5. Voir l'historique<text:line-break/>git log<text:line-break/>```<text:line-break/><text:line-break/>### **Les 3 zones de Git :**<text:line-break/>```<text:line-break/>Zone de travail → Index (staging) → Dépôt Git<text:line-break/> <text:s text:c="2"/>(fichiers <text:s text:c="5"/>(fichiers <text:s text:c="6"/>(commits<text:line-break/> <text:s text:c="3"/>modifiés) <text:s text:c="5"/>préparés) <text:s text:c="6"/>permanents)<text:line-break/>```<text:line-break/><text:line-break/>### **Fichier `.gitignore` :**<text:line-break/>Créez ce fichier à la racine de votre projet pour exclure des fichiers :<text:line-break/><text:line-break/>```gitignore<text:line-break/># Exemple de .gitignore<text:line-break/>*.log<text:line-break/>node_modules/<text:line-break/>.DS_Store<text:line-break/>.env<text:line-break/>__pycache__/<text:line-break/>```<text:line-break/><text:line-break/>### **Branches (travail parallèle) :**<text:line-break/>```bash<text:line-break/># Créer une branche<text:line-break/>git branch nouvelle-fonctionnalite<text:line-break/><text:line-break/># Changer de branche<text:line-break/>git checkout nouvelle-fonctionnalite<text:line-break/># OU<text:line-break/>git switch nouvelle-fonctionnalite<text:line-break/><text:line-break/># Fusionner<text:line-break/>git checkout main<text:line-break/>git merge nouvelle-fonctionnalite<text:line-break/>```<text:line-break/><text:line-break/>### **Avec un dépôt distant (GitHub, GitLab) :**<text:line-break/><text:soft-page-break/>```bash<text:line-break/># Lier à un dépôt distant<text:line-break/>git remote add origin https://github.com/utilisateur/depot.git<text:line-break/><text:line-break/># Pousser vos commits<text:line-break/>git push -u origin main<text:line-break/><text:line-break/># Récupérer les modifications<text:line-break/>git pull origin main<text:line-break/>```<text:line-break/><text:line-break/>### **Commandes essentielles :**<text:line-break/>```bash<text:line-break/>git status <text:s text:c="17"/># État actuel<text:line-break/>git log --oneline <text:s text:c="10"/># Historique compact<text:line-break/>git diff <text:s text:c="19"/># Voir les modifications<text:line-break/>git restore fichier <text:s text:c="8"/># Annuler modifications locales<text:line-break/>git reset HEAD fichier <text:s text:c="5"/># Retirer de l'index<text:line-break/>git clone URL dossier <text:s text:c="6"/># Cloner un dépôt<text:line-break/>```<text:line-break/><text:line-break/>### **Bonnes pratiques :**<text:line-break/>1. **Un projet = un dépôt Git** (pas le dossier Documents !)<text:line-break/>2. **Commits atomiques** : Une fonctionnalité/un bug par commit<text:line-break/>3. **Messages de commit clairs** : "Ajout login utilisateur" pas "modifs"<text:line-break/>4. **.gitignore dès le début** pour exclure fichiers générés<text:line-break/>5. **Travailler sur des branches** pour nouvelles fonctionnalités<text:line-break/><text:line-break/>### **Dans VS Code :**<text:line-break/>- L'icône Source Control (⎇ Ctrl+⇧ Shift+G)<text:line-break/>- Visualisez les modifications<text:line-break/>- Faites commits, pushes directement<text:line-break/><text:line-break/>### **Pour vous maintenant :**<text:line-break/>1. **Supprimez** le `.git` dans `Documents`<text:line-break/>2. **Créez** un dossier `Projets` dans `Documents`<text:line-break/>3. **Initialisez Git** seulement dans `Documents/Projets/MonVraiProjet/`<text:line-break/>4. **Commencez** à utiliser Git correctement<text:line-break/><text:line-break/>```bash<text:line-break/># Exemple de structure saine<text:line-break/>cd C:\Users\Vincent.VINCENTPHACER\Documents<text:line-break/>mkdir Projets<text:line-break/>cd Projets<text:line-break/>mkdir MonProjet<text:line-break/>cd MonProjet<text:line-break/>git init<text:line-break/># Maintenant ajoutez vos fichiers projet ici<text:line-break/>```<text:line-break/><text:line-break/>Cela résoudra votre problème et vous permettra d'utiliser Git correctement 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7:41:24.220564800</meta:creation-date>
    <dc:date>2026-01-27T07:43:40.849941300</dc:date>
    <meta:editing-duration>PT2M17S</meta:editing-duration>
    <meta:editing-cycles>1</meta:editing-cycles>
    <meta:document-statistic meta:table-count="0" meta:image-count="0" meta:object-count="0" meta:page-count="3" meta:paragraph-count="2" meta:word-count="572" meta:character-count="3872" meta:non-whitespace-character-count="3089"/>
    <meta:generator>LibreOffice/25.8.3.2$Windows_X86_64 LibreOffice_project/8ca8d55c161d602844f5428fa4b58097424e324e</meta:generator>
  </office:meta>
</office:document-meta>
</file>